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42.36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145.3pt"/>
    </style:style>
    <style:style style:name="co8" style:family="table-column">
      <style:table-column-properties fo:break-before="auto" style:column-width="85.69pt"/>
    </style:style>
    <style:style style:name="co9" style:family="table-column">
      <style:table-column-properties fo:break-before="auto" style:column-width="12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983b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dee7e5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29fc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67.51pt" svg:height="391.21pt" svg:x="83.82pt" svg:y="251.69pt">
            <draw:object draw:notify-on-update-of-ranges="Sheet1.A3:Sheet1.A17 Sheet1.B2:Sheet1.B2 Sheet1.B3:Sheet1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Inflation (%)</text:p>
          </table:table-cell>
          <table:table-cell table:number-columns-repeated="6"/>
          <table:table-cell table:style-name="ce1" office:value-type="string" calcext:value-type="string">
            <text:p>year over year growth (%)</text:p>
          </table:table-cell>
          <table:table-cell table:number-columns-repeated="4"/>
          <table:table-cell table:style-name="ce6" office:value-type="string" calcext:value-type="string">
            <text:p>MOVING AVG (3 YEAR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.13" calcext:value-type="float">
            <text:p>8.13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.4" calcext:value-type="float">
            <text:p>11.4</text:p>
          </table:table-cell>
          <table:table-cell table:number-columns-repeated="6"/>
          <table:table-cell table:style-name="ce5" table:formula="of:=([.B4]-[.B3])/[.B3]*100" office:value-type="float" office:value="40.2214022140221" calcext:value-type="float">
            <text:p>40.2214022140221</text:p>
          </table:table-cell>
          <table:table-cell table:style-name="ce3" office:value-type="string" calcext:value-type="string">
            <text:p>&lt;=Highest yoy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22" calcext:value-type="float">
            <text:p>6.22</text:p>
          </table:table-cell>
          <table:table-cell table:number-columns-repeated="6"/>
          <table:table-cell table:formula="of:=([.B5]-[.B4])/[.B4]*100" office:value-type="float" office:value="-45.4385964912281" calcext:value-type="float">
            <text:p>-45.4385964912281</text:p>
          </table:table-cell>
          <table:table-cell table:number-columns-repeated="4"/>
          <table:table-cell table:formula="of:=([.B3]+[.B4]+[.B5])/3" office:value-type="float" office:value="8.58333333333333" calcext:value-type="float">
            <text:p>8.583333333333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.53" calcext:value-type="float">
            <text:p>7.53</text:p>
          </table:table-cell>
          <table:table-cell table:number-columns-repeated="6"/>
          <table:table-cell table:formula="of:=([.B6]-[.B5])/[.B5]*100" office:value-type="float" office:value="21.0610932475884" calcext:value-type="float">
            <text:p>21.0610932475884</text:p>
          </table:table-cell>
          <table:table-cell table:number-columns-repeated="4"/>
          <table:table-cell table:formula="of:=([.B4]+[.B5]+[.B6])/3" office:value-type="float" office:value="8.38333333333333" calcext:value-type="float">
            <text:p>8.383333333333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99" calcext:value-type="float">
            <text:p>6.99</text:p>
          </table:table-cell>
          <table:table-cell/>
          <table:table-cell table:style-name="ce3" office:value-type="string" calcext:value-type="string">
            <text:p>average inflation <text:span text:style-name="T1">:</text:span></text:p>
          </table:table-cell>
          <table:table-cell table:style-name="ce4" table:formula="of:=AVERAGE([.B2:.B17])" office:value-type="float" office:value="7.206" calcext:value-type="float">
            <text:p>7.206</text:p>
          </table:table-cell>
          <table:table-cell table:number-columns-repeated="3"/>
          <table:table-cell table:formula="of:=([.B7]-[.B6])/[.B6]*100" office:value-type="float" office:value="-7.17131474103586" calcext:value-type="float">
            <text:p>-7.17131474103586</text:p>
          </table:table-cell>
          <table:table-cell table:number-columns-repeated="4"/>
          <table:table-cell table:formula="of:=([.B5]+[.B6]+[.B7])/3" office:value-type="float" office:value="6.91333333333333" calcext:value-type="float">
            <text:p>6.91333333333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19" calcext:value-type="float">
            <text:p>6.19</text:p>
          </table:table-cell>
          <table:table-cell/>
          <table:table-cell table:style-name="ce3" office:value-type="string" calcext:value-type="string">
            <text:p>maximum inflation :</text:p>
          </table:table-cell>
          <table:table-cell table:style-name="ce4" table:formula="of:=MAX([.B3:.B17])" office:value-type="float" office:value="11.4" calcext:value-type="float">
            <text:p>11.4</text:p>
          </table:table-cell>
          <table:table-cell table:number-columns-repeated="3"/>
          <table:table-cell table:formula="of:=([.B8]-[.B7])/[.B7]*100" office:value-type="float" office:value="-11.444921316166" calcext:value-type="float">
            <text:p>-11.444921316166</text:p>
          </table:table-cell>
          <table:table-cell table:number-columns-repeated="4"/>
          <table:table-cell table:formula="of:=([.B6]+[.B7]+[.B8])/3" office:value-type="float" office:value="6.90333333333333" calcext:value-type="float">
            <text:p>6.903333333333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.51" calcext:value-type="float">
            <text:p>5.51</text:p>
          </table:table-cell>
          <table:table-cell/>
          <table:table-cell table:style-name="ce3" office:value-type="string" calcext:value-type="string">
            <text:p>minimum inflation :</text:p>
          </table:table-cell>
          <table:table-cell table:style-name="ce4" table:formula="of:=MIN([.B2:.B17])" office:value-type="float" office:value="5.51" calcext:value-type="float">
            <text:p>5.51</text:p>
          </table:table-cell>
          <table:table-cell table:number-columns-repeated="3"/>
          <table:table-cell table:formula="of:=([.B9]-[.B8])/[.B8]*100" office:value-type="float" office:value="-10.9854604200323" calcext:value-type="float">
            <text:p>-10.9854604200323</text:p>
          </table:table-cell>
          <table:table-cell table:number-columns-repeated="4"/>
          <table:table-cell table:formula="of:=([.B7]+[.B8]+[.B9])/3"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3" office:value-type="string" calcext:value-type="string">
            <text:p>Variance :</text:p>
          </table:table-cell>
          <table:table-cell table:style-name="ce4" table:formula="of:=COM.MICROSOFT.VAR.S([.B2:.B17])" office:value-type="float" office:value="3.87282571428572" calcext:value-type="float">
            <text:p>3.87282571428572</text:p>
          </table:table-cell>
          <table:table-cell table:number-columns-repeated="3"/>
          <table:table-cell table:formula="of:=([.B10]-[.B9])/[.B9]*100" office:value-type="float" office:value="3.44827586206897" calcext:value-type="float">
            <text:p>3.44827586206897</text:p>
          </table:table-cell>
          <table:table-cell/>
          <table:table-cell table:style-name="ce3" office:value-type="string" calcext:value-type="string">
            <text:p>Average growth rate :</text:p>
          </table:table-cell>
          <table:table-cell table:formula="of:=AVERAGE([.I4:.I17])" office:value-type="float" office:value="4.2954661914482" calcext:value-type="float">
            <text:p>4.2954661914482</text:p>
          </table:table-cell>
          <table:table-cell/>
          <table:table-cell table:formula="of:=([.B8]+[.B9]+[.B10])/3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.54" calcext:value-type="float">
            <text:p>5.54</text:p>
          </table:table-cell>
          <table:table-cell/>
          <table:table-cell table:style-name="ce3" office:value-type="string" calcext:value-type="string">
            <text:p>standard deviation :</text:p>
          </table:table-cell>
          <table:table-cell table:style-name="ce4" table:formula="of:=STDEV([.B3:.B17])" office:value-type="float" office:value="1.96794962188713" calcext:value-type="float">
            <text:p>1.96794962188713</text:p>
          </table:table-cell>
          <table:table-cell table:number-columns-repeated="3"/>
          <table:table-cell table:formula="of:=([.B11]-[.B10])/[.B10]*100" office:value-type="float" office:value="-2.80701754385965" calcext:value-type="float">
            <text:p>-2.80701754385965</text:p>
          </table:table-cell>
          <table:table-cell/>
          <table:table-cell table:style-name="ce3"/>
          <table:table-cell table:number-columns-repeated="2"/>
          <table:table-cell table:formula="of:=([.B9]+[.B10]+[.B11])/3" office:value-type="float" office:value="5.58333333333333" calcext:value-type="float">
            <text:p>5.5833333333333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.59" calcext:value-type="float">
            <text:p>5.59</text:p>
          </table:table-cell>
          <table:table-cell table:number-columns-repeated="6"/>
          <table:table-cell table:formula="of:=([.B12]-[.B11])/[.B11]*100" office:value-type="float" office:value="0.902527075812271" calcext:value-type="float">
            <text:p>0.902527075812271</text:p>
          </table:table-cell>
          <table:table-cell/>
          <table:table-cell table:style-name="ce3"/>
          <table:table-cell table:number-columns-repeated="2"/>
          <table:table-cell table:formula="of:=([.B10]+[.B11]+[.B12])/3"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.69" calcext:value-type="float">
            <text:p>5.69</text:p>
          </table:table-cell>
          <table:table-cell table:number-columns-repeated="6"/>
          <table:table-cell table:formula="of:=([.B13]-[.B12])/[.B12]*100" office:value-type="float" office:value="1.78890876565296" calcext:value-type="float">
            <text:p>1.78890876565296</text:p>
          </table:table-cell>
          <table:table-cell/>
          <table:table-cell table:style-name="ce3" office:value-type="string" calcext:value-type="string">
            <text:p>Next year inflation estimate :</text:p>
          </table:table-cell>
          <table:table-cell table:formula="of:=COM.MICROSOFT.FORECAST.LINEAR(2025;[.B3:.B17];[.A3:.A17])" office:value-type="float" office:value="7.25371428571429" calcext:value-type="float">
            <text:p>7.25371428571429</text:p>
          </table:table-cell>
          <table:table-cell/>
          <table:table-cell table:formula="of:=([.B11]+[.B12]+[.B13])/3" office:value-type="float" office:value="5.60666666666667" calcext:value-type="float">
            <text:p>5.6066666666666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.55" calcext:value-type="float">
            <text:p>5.55</text:p>
          </table:table-cell>
          <table:table-cell table:number-columns-repeated="6"/>
          <table:table-cell table:formula="of:=([.B14]-[.B13])/[.B13]*100" office:value-type="float" office:value="-2.46045694200352" calcext:value-type="float">
            <text:p>-2.46045694200352</text:p>
          </table:table-cell>
          <table:table-cell/>
          <table:table-cell table:style-name="ce3"/>
          <table:table-cell table:number-columns-repeated="2"/>
          <table:table-cell table:formula="of:=([.B12]+[.B13]+[.B14])/3"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.7" calcext:value-type="float">
            <text:p>7.7</text:p>
          </table:table-cell>
          <table:table-cell table:number-columns-repeated="6"/>
          <table:table-cell table:formula="of:=([.B15]-[.B14])/[.B14]*100" office:value-type="float" office:value="38.7387387387387" calcext:value-type="float">
            <text:p>38.7387387387387</text:p>
          </table:table-cell>
          <table:table-cell table:number-columns-repeated="4"/>
          <table:table-cell table:formula="of:=([.B13]+[.B14]+[.B15])/3" office:value-type="float" office:value="6.31333333333333" calcext:value-type="float">
            <text:p>6.3133333333333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.88" calcext:value-type="float">
            <text:p>9.88</text:p>
          </table:table-cell>
          <table:table-cell table:number-columns-repeated="6"/>
          <table:table-cell table:formula="of:=([.B16]-[.B15])/[.B15]*100" office:value-type="float" office:value="28.3116883116883" calcext:value-type="float">
            <text:p>28.3116883116883</text:p>
          </table:table-cell>
          <table:table-cell table:number-columns-repeated="4"/>
          <table:table-cell table:formula="of:=([.B14]+[.B15]+[.B16])/3"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  <table:table-cell table:formula="of:=([.B17]-[.B16])/[.B16]*100" office:value-type="float" office:value="5.97165991902834" calcext:value-type="float">
            <text:p>5.97165991902834</text:p>
          </table:table-cell>
          <table:table-cell table:number-columns-repeated="4"/>
          <table:table-cell table:formula="of:=([.B15]+[.B16]+[.B17])/3" office:value-type="float" office:value="9.35" calcext:value-type="float">
            <text:p>9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 style:data-style-name="N2" text:time-value="14:04:12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13T20:47:50.209000000</meta:creation-date>
    <dc:date>2026-03-22T13:03:42.717000000</dc:date>
    <meta:editing-duration>PT9M7S</meta:editing-duration>
    <meta:editing-cycles>3</meta:editing-cycles>
    <meta:generator>Neat_Office/6.2.8.2$Windows_x86 LibreOffice_project/</meta:generator>
    <meta:document-statistic meta:table-count="1" meta:cell-count="76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88cm" svg:height="13.802cm" xlink:href=".." xlink:type="simple" chart:class="chart:line" chart:style-name="ch1">
        <chart:title svg:x="16.277cm" svg:y="0.549cm" chart:style-name="ch2">
          <text:p>Bangladesh inflation trend (2010-2024)</text:p>
        </chart:title>
        <chart:legend chart:legend-position="end" svg:x="38.507cm" svg:y="6.599cm" style:legend-expansion="high" chart:style-name="ch3"/>
        <chart:plot-area chart:style-name="ch4" table:cell-range-address="Sheet1.A3:Sheet1.B17 Sheet1.B2:Sheet1.B2" chart:data-source-has-labels="both" svg:x="1.824cm" svg:y="1.493cm" svg:width="35.86cm" svg:height="11.062cm">
          <chartooo:coordinate-region svg:x="2.266cm" svg:y="1.695cm" svg:width="34.845cm" svg:height="10.207cm"/>
          <chart:axis chart:dimension="x" chart:name="primary-x" chart:style-name="ch5" chartooo:axis-type="auto">
            <chartooo:date-scale/>
            <chart:title svg:x="19.39cm" svg:y="12.831cm" chart:style-name="ch6">
              <text:p>year</text:p>
            </chart:title>
            <chart:categories table:cell-range-address="Sheet1.A3:Sheet1.A17"/>
          </chart:axis>
          <chart:axis chart:dimension="y" chart:name="primary-y" chart:style-name="ch5">
            <chart:title svg:x="0.451cm" svg:y="7.6cm" chart:style-name="ch7">
              <text:p>inflation</text:p>
            </chart:title>
            <chart:grid chart:style-name="ch8" chart:class="major"/>
          </chart:axis>
          <chart:series chart:style-name="ch9" chart:values-cell-range-address="Sheet1.B3:Sheet1.B17" chart:label-cell-address="Sheet1.B2:Sheet1.B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lation (%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A3:Sheet1.A17</svg:desc>
                </draw:g>
              </table:table-cell>
              <table:table-cell office:value-type="float" office:value="8.13">
                <text:p>8.13</text:p>
                <draw:g>
                  <svg:desc>Sheet1.B3:Sheet1.B17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0.47">
                <text:p>10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